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Georg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733" officeooo:paragraph-rsid="00077733"/>
    </style:style>
    <style:style style:name="P2" style:family="paragraph" style:parent-style-name="Standard">
      <style:text-properties officeooo:rsid="0008b0d3" officeooo:paragraph-rsid="0008b0d3"/>
    </style:style>
    <style:style style:name="P3" style:family="paragraph" style:parent-style-name="Standard">
      <style:text-properties fo:font-variant="normal" fo:text-transform="none" fo:color="#000000" style:font-name="Cambria" fo:font-size="12pt" fo:letter-spacing="normal" fo:font-style="normal" fo:font-weight="normal" officeooo:rsid="0008b0d3" officeooo:paragraph-rsid="0008b0d3"/>
    </style:style>
    <style:style style:name="P4" style:family="paragraph" style:parent-style-name="Standard">
      <style:paragraph-properties fo:break-before="page"/>
      <style:text-properties fo:font-variant="normal" fo:text-transform="none" fo:color="#000000" style:font-name="Cambria" fo:font-size="12pt" fo:letter-spacing="normal" fo:font-style="normal" fo:font-weight="normal" officeooo:rsid="0008b0d3" officeooo:paragraph-rsid="0008b0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 to Assignment1</text:p>
      <text:p text:style-name="P1"/>
      <text:p text:style-name="P2">Commands.txt</text:p>
      <text:p text:style-name="P2"/>
      <text:p text:style-name="P3"><text:s text:c="2"/>1 xemacs &amp;</text:p>
      <text:p text:style-name="P3"><text:s text:c="2"/>2 fork xemacs, the emacs editor so the app and terminal runs at the same time</text:p>
      <text:p text:style-name="P3"><text:s text:c="2"/>3 </text:p>
      <text:p text:style-name="P3"><text:s text:c="2"/>4 cd</text:p>
      <text:p text:style-name="P3"><text:s text:c="2"/>5 change directory</text:p>
      <text:p text:style-name="P3"><text:s text:c="2"/>6 </text:p>
      <text:p text:style-name="P3"><text:s text:c="2"/>7 cat ~/.bashrc &gt; tmpfile.txt</text:p>
      <text:p text:style-name="P3"><text:s text:c="2"/>8 redirects the output from ~/.bashrc into a tmpfile.txt</text:p>
      <text:p text:style-name="P3"><text:s text:c="2"/>9 </text:p>
      <text:p text:style-name="P3"><text:s/>10 ln -s tmpfile.txt ~/tmp-alias</text:p>
      <text:p text:style-name="P3"><text:s/>11 symbolic link between ln -s targe_file linkfile_name</text:p>
      <text:p text:style-name="P3"><text:s/>12 </text:p>
      <text:p text:style-name="P3"><text:s/>13 ls -al</text:p>
      <text:p text:style-name="P3"><text:s/>14 list all file and their information within the directory</text:p>
      <text:p text:style-name="P3"><text:s/>15 </text:p>
      <text:p text:style-name="P3"><text:s/>16 chmod a+rwx tmpfile.txt</text:p>
      <text:p text:style-name="P3"><text:s/>17 change mode to all users can access and set read write execute, same as chmod 777</text:p>
      <text:p text:style-name="P3"><text:s/>18 </text:p>
      <text:p text:style-name="P3"><text:s/>19 grep bash /etc/passwd</text:p>
      <text:p text:style-name="P3"><text:s/>20 search for bash within directory /etc/passwd</text:p>
      <text:p text:style-name="P3"><text:s/>21 </text:p>
      <text:p text:style-name="P3"><text:s/>22 ps -ef | more</text:p>
      <text:p text:style-name="P3"><text:s/>23 to view processes run on the system -ef option for viewing all of them</text:p>
      <text:p text:style-name="P3"><text:s/>24 </text:p>
      <text:p text:style-name="P3"><text:s/>25 man 2 chown</text:p>
      <text:p text:style-name="P3"><text:s/>26 manual for change ownership for a given file</text:p>
      <text:p text:style-name="P3"><text:s/>27 </text:p>
      <text:p text:style-name="P3"><text:s/>28 gcc test.c 2&gt; error-msg</text:p>
      <text:p text:style-name="P3"><text:s/>29 gnu compiler output to error -msg</text:p>
      <text:p text:style-name="P3"/>
      <text:p text:style-name="P4">gcc_and_gdb.txt</text:p>
      <text:p text:style-name="P3"/>
      <text:p text:style-name="P3"><text:s/>1 2a)What does the -E option mean? What does the pre-processor do</text:p>
      <text:p text:style-name="P3"><text:s text:c="2"/>2 -E means only run the preprocessor. the preprocessor used to be called macro processor <text:s text:c="4"/>that does textual transformation on its input before the processing. Any input file i <text:s text:c="3"/>s read into memory into many lines. continued line are concatenated into one line. and <text:s text:c="4"/>comments are taken out.</text:p>
      <text:p text:style-name="P3"><text:s text:c="2"/>3 </text:p>
      <text:p text:style-name="P3"><text:s text:c="2"/>4 2b)hello.o is object file, which is compiled but not linked. Each file is compiled but <text:s text:c="4"/>not linked together. If the file is not compiled then it is just ignored.</text:p>
      <text:p text:style-name="P3"><text:s text:c="2"/>5 </text:p>
      <text:p text:style-name="P3"><text:s text:c="2"/>6 2c)I get the a.out preprocessed, compiled, and linked</text:p>
      <text:p text:style-name="P3"><text:s text:c="2"/>7 </text:p>
      <text:p text:style-name="P3"><text:s text:c="2"/>8 2d)Undefined symbols for architecture x86_64:</text:p>
      <text:p text:style-name="P3"><text:s text:c="2"/>9 The error is saying that they cant find main function of the program.</text:p>
      <text:p text:style-name="P3"><text:s/>10 </text:p>
      <text:p text:style-name="P3"><text:s/>11 2e)they are no error messages but when link the object file, i get</text:p>
      <text:p text:style-name="P3"><text:s/>12 the same error as before. I am suspecting the linker final step checks</text:p>
      <text:p text:style-name="P3"><text:s/>13 for the existence of the main function.</text:p>
      <text:p text:style-name="P3"><text:s/>14 </text:p>
      <text:p text:style-name="P3"><text:s/>15 3.Debugging with gdb</text:p>
      <text:p text:style-name="P3"><text:s/>16 3a)[1] <text:s text:c="3"/>75541 segmentation fault <text:s/>./hello</text:p>
      <text:p text:style-name="P3"><text:s/>17 it means there is a failure condition raised by hardware with memory protection.</text:p>
      <text:p text:style-name="P3"><text:s/>18 </text:p>
      <text:p text:style-name="P3"><text:s/>19 3b)Program received signal SIGSEGV, Segmentation fault.</text:p>
      <text:p text:style-name="P3"><text:s/>20 __GI_____strtol_l_internal (nptr=0x0, endptr=endptr@entry=0x0, base=base@entry=10,</text:p>
      <text:p text:style-name="P3"><text:s/>21 <text:s text:c="4"/>group=group@entry=0, loc=0x7ffff7dd4060 &lt;_nl_global_locale&gt;) at ../stdlib/strtol_l <text:s text:c="3"/>.c:298</text:p>
      <text:p text:style-name="P3"><text:s/>22 298 <text:s text:c="4"/>../stdlib/strtol_l.c: No such file or directory.</text:p>
      <text:p text:style-name="P3"><text:s/>23 It must be strtol_l.c in stdlib that is causing the error.</text:p>
      <text:p text:style-name="P3"><text:s/>24 </text:p>
      <text:p text:style-name="P3"><text:s/>25 3c)__GI_____strtol_l_internal (nptr=0x0, endptr=endptr@entry=0x0, base=base@entry=10,</text:p>
      <text:p text:style-name="P3"><text:s/>26 <text:s text:c="4"/>group=group@entry=0, loc=0x7ffff7dd4060 &lt;_nl_global_locale&gt;) at ../stdlib/strtol_l <text:s text:c="3"/>.c:298</text:p>
      <text:p text:style-name="P3"><text:s/>27 #1 <text:s/>0x00007ffff7a523f2 in __GI_strtol (nptr=&lt;optimized out&gt;, endptr=endptr@entry=0x0,</text:p>
      <text:p text:style-name="P3"><text:s/>28 <text:s text:c="4"/>base=base@entry=10) at ../stdlib/strtol.c:108</text:p>
      <text:p text:style-name="P3"><text:s/>29 #2 <text:s/>0x00007ffff7a4eeb0 in atoi (nptr=&lt;optimized out&gt;) at atoi.c:27</text:p>
      <text:p text:style-name="P3"><text:s/>30 #3 <text:s/>0x00000000004005cb in main (argc=1, argv=0x7fffffffe138) at hello.c:13</text:p>
      <text:p text:style-name="P3"><text:s/>31 The main in hello.c in line 13 and atoi in line 27 causes the error because it is expe <text:s text:c="3"/>cting an input but instead got none.</text:p>
      <text:p text:style-name="P3"><text:s/>32 </text:p>
      <text:p text:style-name="P3"><text:s/>33 3d)(gdb) p argc</text:p>
      <text:p text:style-name="P3"><text:s/>34 $1 = 1 this one argument is the file itself</text:p>
      <text:p text:style-name="P3"><text:s/>35 (gdb) p argv</text:p>
      <text:p text:style-name="P3"><text:s/>36 $2 = (char **) 0x7fffffffe138</text:p>
      <text:p text:style-name="P3"><text:s/>37 argv is a one-dimensional array of strings. the value argv is the address to <text:soft-page-break/>the char <text:s text:c="4"/>of strings. In this case argv[1] is the file to be executed</text:p>
      <text:p text:style-name="P3"><text:s/>38 </text:p>
      <text:p text:style-name="P3"><text:s/>39 e)(gdb) info args give us the info on arg c and arg v</text:p>
      <text:p text:style-name="P3"><text:s/>40 (gdb) info local lists all local variables of the current stack frame</text:p>
      <text:p text:style-name="P3"><text:s/>41 </text:p>
      <text:p text:style-name="P3"><text:s/>42 f)(gdb) p argv[0] return the directory of the executable</text:p>
      <text:p text:style-name="P3"><text:s/>43 (gdb) p argv[0][1] returns 104 'h', the first character of the file directory</text:p>
      <text:p text:style-name="P3"><text:s/>44 (gdb) p argv[1] return memory address 0x0</text:p>
      <text:p text:style-name="P3"><text:s/>45 </text:p>
      <text:p text:style-name="P3"><text:s/>46 4</text:p>
      <text:p text:style-name="P3"><text:s/>47 a)(gdb) p x where x is an int pointer storing a memory address</text:p>
      <text:p text:style-name="P3"><text:s/>48 $2 = (int *) 0x0</text:p>
      <text:p text:style-name="P3"><text:s/>49 (gdb) p y where y is value so value is printed</text:p>
      <text:p text:style-name="P3"><text:s/>50 $3 = 0</text:p>
      <text:p text:style-name="P3"><text:s/>51 (gdb) p *x dereference value stored at pointer 0x0, which is null</text:p>
      <text:p text:style-name="P3"><text:s/>52 Cannot access memory at address 0x0</text:p>
      <text:p text:style-name="P3"><text:s/>53 (gdb) p *y</text:p>
      <text:p text:style-name="P3"><text:s/>54 Cannot access memory at address 0x0 because the *y is not defined</text:p>
      <text:p text:style-name="P3"><text:s/>55 (gdb) p &amp;x location where pointer x is stored</text:p>
      <text:p text:style-name="P3"><text:s/>56 $4 = (int **) 0x7fffffffe038</text:p>
      <text:p text:style-name="P3"><text:s/>57 (gdb) p &amp;y location where pointer y is stored</text:p>
      <text:p text:style-name="P3"><text:s/>58 $5 = (int *) 0x7fffffffe034</text:p>
      <text:p text:style-name="P3"><text:s/>59 </text:p>
      <text:p text:style-name="P3"><text:s/>60 b) x = 0x7fffffffe044 x is now changed to address of y which is same as &amp;y</text:p>
      <text:p text:style-name="P3"><text:s/>61 *x = 1 dereferences x which is the value store at &amp;y which is now being set to 1</text:p>
      <text:p text:style-name="P3"><text:s/>62 y = 1 y is reset because x store the address of y and *x resets the y value to 1</text:p>
      <text:p text:style-name="P3"><text:s/>63 </text:p>
      <text:p text:style-name="P3"><text:s/>64 c)(gdb) p x</text:p>
      <text:p text:style-name="P3"><text:s/>65 $11 = (int *) 0x7fff0000000a because x is set 10</text:p>
      <text:p text:style-name="P3"><text:s/>66 (gdb) p y</text:p>
      <text:p text:style-name="P3"><text:s/>67 $12 = 1</text:p>
      <text:p text:style-name="P3"><text:s/>68 (gdb) p *x</text:p>
      <text:p text:style-name="P3"><text:s/>69 Cannot access memory at address 0x7fff0000000a because no value is stored here</text:p>
      <text:p text:style-name="P3"><text:s/>70 (gdb) p *y</text:p>
      <text:p text:style-name="P3"><text:s/>71 Cannot access memory at address 0x1 because is y is already dereferenced</text:p>
      <text:p text:style-name="P3"><text:s/>72 </text:p>
      <text:p text:style-name="P3"><text:s/>73 d)(gdb) p /x x</text:p>
      <text:p text:style-name="P3"><text:s/>74 $18 = 0x7fffffffe044 this is the address of y</text:p>
      <text:p text:style-name="P3"><text:s/>75 (gdb) p /x y</text:p>
      <text:p text:style-name="P3"><text:s/>76 $19 = 0xffffe044 y stores the same value as x</text:p>
      <text:p text:style-name="P3"><text:s/>77 (gdb) p *x</text:p>
      <text:p text:style-name="P3"><text:s/>78 $20 = 0xffffe044 deferences x which stores the address of y</text:p>
      <text:p text:style-name="P3"><text:s/>79 (gdb) p *y</text:p>
      <text:p text:style-name="P3"><text:s/>80 Cannot access memory at address 0xffffffffffffe044 this is still undefined.</text:p>
      <text:p text:style-name="P3"><text:s/>81 </text:p>
      <text:p text:style-name="P3"><text:s/>82 PointersInGdb.c:4:13: warning: initialization makes integer from pointer without a cas <text:s text:c="3"/>t [enabled by default]</text:p>
      <text:p text:style-name="P3"><text:s/>83 <text:s text:c="5"/>int y = x;</text:p>
      <text:p text:style-name="P3"><text:s/>84 </text:p>
      <text:p text:style-name="P3"><text:soft-page-break/><text:s/>85 e) -Wall turns on all the warning flags that some users considers questionable</text:p>
      <text:p text:style-name="P3"><text:s/>86 </text:p>
      <text:p text:style-name="P3"><text:s/>87 </text:p>
      <text:p text:style-name="P3"><text:s/>88 9.</text:p>
      <text:p text:style-name="P3"><text:s/>89 int main(void)</text:p>
      <text:p text:style-name="P3"><text:s/>90 {</text:p>
      <text:p text:style-name="P3"><text:s/>91 int *x = 0;</text:p>
      <text:p text:style-name="P3"><text:s/>92 int y = &amp;x;</text:p>
      <text:p text:style-name="P3"><text:s/>93 return 0;</text:p>
      <text:p text:style-name="P3"><text:s/>94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, Georg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wz </meta:initial-creator>
    <meta:creation-date>2017-01-18T10:28:39.188865948</meta:creation-date>
    <dc:date>2017-01-18T10:44:54.411783920</dc:date>
    <dc:creator>kwz </dc:creator>
    <meta:editing-duration>PT13M2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4" meta:paragraph-count="126" meta:word-count="915" meta:character-count="5284" meta:non-whitespace-character-count="4147"/>
  </office:meta>
</office:document-meta>
</file>